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40000017CB45B0FB40A3E4BEF.png" manifest:media-type="image/png"/>
  <manifest:file-entry manifest:full-path="Pictures/10000001000003A40000002C9E40F23D14030855.png" manifest:media-type="image/png"/>
  <manifest:file-entry manifest:full-path="Pictures/10000001000003A40000002C45A2E254CFD7E7E8.png" manifest:media-type="image/png"/>
  <manifest:file-entry manifest:full-path="Pictures/10000001000003A400000187F8550B45FAD21778.png" manifest:media-type="image/png"/>
  <manifest:file-entry manifest:full-path="Pictures/10000001000003A400000200D291B79EEBD15DEA.png" manifest:media-type="image/png"/>
  <manifest:file-entry manifest:full-path="Pictures/10000001000003A40000003049BDEA3106453B79.png" manifest:media-type="image/png"/>
  <manifest:file-entry manifest:full-path="Pictures/10000001000003A40000006020D51CDB99EAAA42.png" manifest:media-type="image/png"/>
  <manifest:file-entry manifest:full-path="Pictures/100000010000038A000000D8986A56A3ECDF00C4.png" manifest:media-type="image/png"/>
  <manifest:file-entry manifest:full-path="Pictures/10000001000003A4000000E269D9C5BB8A549D27.png" manifest:media-type="image/png"/>
  <manifest:file-entry manifest:full-path="Pictures/10000001000003A4000000A329409AE10F97A2A2.png" manifest:media-type="image/png"/>
  <manifest:file-entry manifest:full-path="Pictures/10000001000003A400000071DE9239EBF5982226.png" manifest:media-type="image/png"/>
  <manifest:file-entry manifest:full-path="Pictures/10000001000003A40000007311F117845BAD96FA.png" manifest:media-type="image/png"/>
  <manifest:file-entry manifest:full-path="Pictures/10000001000003A40000003078D97F56E54BDD2D.png" manifest:media-type="image/png"/>
  <manifest:file-entry manifest:full-path="Pictures/10000001000003A40000006E375F6006EAF48785.png" manifest:media-type="image/png"/>
  <manifest:file-entry manifest:full-path="Pictures/10000001000003A40000007101790AC5EE61EE6B.png" manifest:media-type="image/png"/>
  <manifest:file-entry manifest:full-path="Pictures/10000001000003A40000003025795DCAD45AA477.png" manifest:media-type="image/png"/>
  <manifest:file-entry manifest:full-path="Pictures/10000001000003A400000030288FF7C190ED0590.png" manifest:media-type="image/png"/>
  <manifest:file-entry manifest:full-path="Pictures/10000001000003C7000003EBE1EF827A09B851AD.png" manifest:media-type="image/png"/>
  <manifest:file-entry manifest:full-path="Pictures/10000001000003A400000071EE398EE20FB743F4.png" manifest:media-type="image/png"/>
  <manifest:file-entry manifest:full-path="Pictures/10000001000003A400000060ECCB0709111E900F.png" manifest:media-type="image/png"/>
  <manifest:file-entry manifest:full-path="Pictures/10000001000003A400000071FF48C0D8F4761144.png" manifest:media-type="image/png"/>
  <manifest:file-entry manifest:full-path="Pictures/10000001000003A4000000718F3C9B316073C584.png" manifest:media-type="image/png"/>
  <manifest:file-entry manifest:full-path="Pictures/10000001000003A40000004DAEBF1EE9CA85651A.png" manifest:media-type="image/png"/>
  <manifest:file-entry manifest:full-path="Pictures/10000001000003A4000000E29CB539145299A20A.png" manifest:media-type="image/png"/>
  <manifest:file-entry manifest:full-path="Pictures/10000001000003A400000071F1ECAB37D2DA1B1D.png" manifest:media-type="image/png"/>
  <manifest:file-entry manifest:full-path="Pictures/10000001000003A4000000600E36DCC1A7CCC07D.png" manifest:media-type="image/png"/>
  <manifest:file-entry manifest:full-path="Pictures/10000001000003A4000000E260539B8C57692FCF.png" manifest:media-type="image/png"/>
  <manifest:file-entry manifest:full-path="Pictures/10000001000003A400000060D3372C593FFB7B98.png" manifest:media-type="image/png"/>
  <manifest:file-entry manifest:full-path="Pictures/10000001000003A400000071AD862C4AF1759023.png" manifest:media-type="image/png"/>
  <manifest:file-entry manifest:full-path="Pictures/10000001000003A40000006001E13CA03DCC88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4pt" officeooo:rsid="000e2806" officeooo:paragraph-rsid="000e2806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</text:p>
      <text:p text:style-name="P1"><draw:frame draw:style-name="fr1" draw:name="Image1" text:anchor-type="char" svg:x="-1.471cm" svg:y="0.24cm" svg:width="33.803cm" svg:height="3.145cm" draw:z-index="0"><draw:image xlink:href="Pictures/10000001000003A40000003025795DCAD45AA477.png" xlink:type="simple" xlink:show="embed" xlink:actuate="onLoad" draw:mime-type="image/png"/></draw:frame><draw:frame draw:style-name="fr1" draw:name="Image2" text:anchor-type="char" svg:x="-1.598cm" svg:y="4.096cm" svg:width="35.325cm" svg:height="2cm" draw:z-index="1"><draw:image xlink:href="Pictures/10000001000003A400000030288FF7C190ED0590.png" xlink:type="simple" xlink:show="embed" xlink:actuate="onLoad" draw:mime-type="image/png"/></draw:frame><text:s text:c="166"/></text:p>
      <text:p text:style-name="P1"><draw:frame draw:style-name="fr1" draw:name="Image4" text:anchor-type="char" svg:x="-1.499cm" svg:y="-0.019cm" svg:width="35.324cm" svg:height="2.896cm" draw:z-index="2"><draw:image xlink:href="Pictures/10000001000003A40000003078D97F56E54BDD2D.png" xlink:type="simple" xlink:show="embed" xlink:actuate="onLoad" draw:mime-type="image/png"/></draw:frame></text:p>
      <text:p text:style-name="P1"><draw:frame draw:style-name="fr1" draw:name="Image6" text:anchor-type="char" svg:x="-1.55cm" svg:y="-0.097cm" svg:width="34.846cm" svg:height="2.427cm" draw:z-index="3"><draw:image xlink:href="Pictures/10000001000003A40000003049BDEA3106453B79.png" xlink:type="simple" xlink:show="embed" xlink:actuate="onLoad" draw:mime-type="image/png"/></draw:frame><text:s text:c="3"/></text:p>
      <text:p text:style-name="P1"><draw:frame draw:style-name="fr1" draw:name="Image5" text:anchor-type="char" svg:x="-0.78cm" svg:y="0.536cm" svg:width="33.546cm" svg:height="20.057cm" draw:z-index="5"><draw:image xlink:href="Pictures/10000001000003A400000200D291B79EEBD15DEA.png" xlink:type="simple" xlink:show="embed" xlink:actuate="onLoad" draw:mime-type="image/png"/></draw:frame></text:p>
      <text:p text:style-name="P1"/>
      <text:p text:style-name="P1"><draw:frame draw:style-name="fr1" draw:name="Image8" text:anchor-type="char" svg:x="0.471cm" svg:y="-0.295cm" svg:width="31.611cm" svg:height="16.676cm" draw:z-index="6"><draw:image xlink:href="Pictures/10000001000003A400000187F8550B45FAD21778.png" xlink:type="simple" xlink:show="embed" xlink:actuate="onLoad" draw:mime-type="image/png"/></draw:frame><text:soft-page-break/></text:p>
      <text:p text:style-name="P1"><draw:frame draw:style-name="fr1" draw:name="Image9" text:anchor-type="char" svg:x="0.596cm" svg:y="0.146cm" svg:width="31.928cm" svg:height="17.203cm" draw:z-index="7"><draw:image xlink:href="Pictures/10000001000003A40000017CB45B0FB40A3E4BEF.png" xlink:type="simple" xlink:show="embed" xlink:actuate="onLoad" draw:mime-type="image/png"/></draw:frame></text:p>
      <text:p text:style-name="P1"/>
      <text:p text:style-name="P1"/>
      <text:p text:style-name="P1"><draw:frame draw:style-name="fr1" draw:name="Image7" text:anchor-type="char" svg:x="-0.478cm" svg:y="0.335cm" svg:width="32.762cm" svg:height="3.205cm" draw:z-index="8"><draw:image xlink:href="Pictures/10000001000003A40000002C45A2E254CFD7E7E8.png" xlink:type="simple" xlink:show="embed" xlink:actuate="onLoad" draw:mime-type="image/png"/></draw:frame><text:soft-page-break/></text:p>
      <text:p text:style-name="P1"><draw:frame draw:style-name="fr1" draw:name="Image13" text:anchor-type="char" svg:x="-0.49cm" svg:y="0.563cm" svg:width="33.47cm" svg:height="4.129cm" draw:z-index="12"><draw:image xlink:href="Pictures/10000001000003A40000007311F117845BAD96FA.png" xlink:type="simple" xlink:show="embed" xlink:actuate="onLoad" draw:mime-type="image/png"/></draw:frame></text:p>
      <text:p text:style-name="P1"><draw:frame draw:style-name="fr1" draw:name="Image12" text:anchor-type="char" svg:x="-0.49cm" svg:y="0.527cm" svg:width="32.78cm" svg:height="5.733cm" draw:z-index="11"><draw:image xlink:href="Pictures/10000001000003A4000000A329409AE10F97A2A2.png" xlink:type="simple" xlink:show="embed" xlink:actuate="onLoad" draw:mime-type="image/png"/></draw:frame></text:p>
      <text:p text:style-name="P1"><draw:frame draw:style-name="fr1" draw:name="Image10" text:anchor-type="char" svg:x="-0.591cm" svg:y="-0.289cm" svg:width="34.683cm" svg:height="2.346cm" draw:z-index="9"><draw:image xlink:href="Pictures/10000001000003A40000002C9E40F23D14030855.png" xlink:type="simple" xlink:show="embed" xlink:actuate="onLoad" draw:mime-type="image/png"/></draw:frame></text:p>
      <text:p text:style-name="P1"><draw:frame draw:style-name="fr1" draw:name="Image11" text:anchor-type="char" svg:x="-0.25cm" svg:y="0.053cm" svg:width="32.824cm" svg:height="1.884cm" draw:z-index="10"><draw:image xlink:href="Pictures/10000001000003A40000002C9E40F23D14030855.png" xlink:type="simple" xlink:show="embed" xlink:actuate="onLoad" draw:mime-type="image/png"/></draw:frame><draw:frame draw:style-name="fr1" draw:name="Image3" text:anchor-type="char" svg:x="-0.443cm" svg:y="2.99cm" svg:width="32.919cm" svg:height="1.976cm" draw:z-index="4"><draw:image xlink:href="Pictures/10000001000003A40000003049BDEA3106453B79.png" xlink:type="simple" xlink:show="embed" xlink:actuate="onLoad" draw:mime-type="image/png"/></draw:frame></text:p>
      <text:p text:style-name="P1"><draw:frame draw:style-name="fr1" draw:name="Image14" text:anchor-type="char" svg:x="-0.056cm" svg:y="-0.097cm" svg:width="32.389cm" svg:height="3.967cm" draw:z-index="13"><draw:image xlink:href="Pictures/10000001000003A40000006E375F6006EAF48785.png" xlink:type="simple" xlink:show="embed" xlink:actuate="onLoad" draw:mime-type="image/png"/></draw:frame></text:p>
      <text:p text:style-name="P1"><draw:frame draw:style-name="fr1" draw:name="Image16" text:anchor-type="char" svg:x="-0.009cm" svg:y="-0.326cm" svg:width="31.909cm" svg:height="4.535cm" draw:z-index="15"><draw:image xlink:href="Pictures/10000001000003A400000071DE9239EBF5982226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1" draw:name="Image17" text:anchor-type="char" svg:x="0.443cm" svg:y="-0.527cm" svg:width="25.585cm" svg:height="26.538cm" draw:z-index="16"><draw:image xlink:href="Pictures/10000001000003C7000003EBE1EF827A09B85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.471cm" svg:y="0.961cm" svg:width="31.861cm" svg:height="4.237cm" draw:z-index="14"><draw:image xlink:href="Pictures/10000001000003A40000004DAEBF1EE9CA85651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18" text:anchor-type="char" svg:x="1.194cm" svg:y="-0.337cm" svg:width="30.993cm" svg:height="4.191cm" draw:z-index="17"><draw:image xlink:href="Pictures/10000001000003A400000071EE398EE20FB743F4.png" xlink:type="simple" xlink:show="embed" xlink:actuate="onLoad" draw:mime-type="image/png"/></draw:frame></text:p>
      <text:p text:style-name="P1"><draw:frame draw:style-name="fr1" draw:name="Image22" text:anchor-type="char" svg:x="0.663cm" svg:y="-0.185cm" svg:width="30.995cm" svg:height="3.727cm" draw:z-index="20"><draw:image xlink:href="Pictures/10000001000003A400000071FF48C0D8F4761144.png" xlink:type="simple" xlink:show="embed" xlink:actuate="onLoad" draw:mime-type="image/png"/></draw:frame></text:p>
      <text:p text:style-name="P1"><draw:frame draw:style-name="fr1" draw:name="Image21" text:anchor-type="char" svg:x="0.663cm" svg:y="0.183cm" svg:width="30.947cm" svg:height="4.03cm" draw:z-index="19"><draw:image xlink:href="Pictures/10000001000003A4000000718F3C9B316073C584.png" xlink:type="simple" xlink:show="embed" xlink:actuate="onLoad" draw:mime-type="image/png"/></draw:frame></text:p>
      <text:p text:style-name="P1"><draw:frame draw:style-name="fr1" draw:name="Image20" text:anchor-type="char" svg:x="0.808cm" svg:y="-0.242cm" svg:width="30.947cm" svg:height="4.792cm" draw:z-index="18"><draw:image xlink:href="Pictures/10000001000003A40000007101790AC5EE61EE6B.png" xlink:type="simple" xlink:show="embed" xlink:actuate="onLoad" draw:mime-type="image/png"/></draw:frame><draw:frame draw:style-name="fr1" draw:name="Image19" text:anchor-type="char" svg:x="-0.044cm" svg:y="5.375cm" svg:width="31.896cm" svg:height="4.374cm" draw:z-index="21"><draw:image xlink:href="Pictures/10000001000003A400000071F1ECAB37D2DA1B1D.png" xlink:type="simple" xlink:show="embed" xlink:actuate="onLoad" draw:mime-type="image/png"/></draw:frame></text:p>
      <text:p text:style-name="P1"><draw:frame draw:style-name="fr1" draw:name="Image23" text:anchor-type="char" svg:x="-0.058cm" svg:y="-0.318cm" svg:width="31.427cm" svg:height="4.775cm" draw:z-index="22"><draw:image xlink:href="Pictures/10000001000003A4000000718F3C9B316073C5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8" text:anchor-type="char" svg:x="-0.044cm" svg:y="0.824cm" svg:width="30.404cm" svg:height="4.018cm" draw:z-index="27"><draw:image xlink:href="Pictures/10000001000003A400000060D3372C593FFB7B98.png" xlink:type="simple" xlink:show="embed" xlink:actuate="onLoad" draw:mime-type="image/png"/></draw:frame><text:soft-page-break/></text:p>
      <text:p text:style-name="P1"><draw:frame draw:style-name="fr1" draw:name="Image27" text:anchor-type="char" svg:x="0.086cm" svg:y="0.083cm" svg:width="30.034cm" svg:height="3.986cm" draw:z-index="26"><draw:image xlink:href="Pictures/10000001000003A4000000600E36DCC1A7CCC07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6" text:anchor-type="char" svg:x="-0.106cm" svg:y="0.395cm" svg:width="30.274cm" svg:height="3.937cm" draw:z-index="25"><draw:image xlink:href="Pictures/10000001000003A400000060ECCB0709111E900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5" text:anchor-type="char" svg:x="0.039cm" svg:y="0.372cm" svg:width="30.129cm" svg:height="3.695cm" draw:z-index="24"><draw:image xlink:href="Pictures/10000001000003A400000071AD862C4AF175902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4" text:anchor-type="char" svg:x="0.233cm" svg:y="-0.182cm" svg:width="29.503cm" svg:height="3.455cm" draw:z-index="23"><draw:image xlink:href="Pictures/10000001000003A400000071FF48C0D8F476114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34" text:anchor-type="char" svg:x="0.335cm" svg:y="-0.284cm" svg:width="29.736cm" svg:height="6.32cm" draw:z-index="33"><draw:image xlink:href="Pictures/100000010000038A000000D8986A56A3ECDF00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3" text:anchor-type="char" svg:x="1.014cm" svg:y="0.014cm" svg:width="30.404cm" svg:height="7.964cm" draw:z-index="32"><draw:image xlink:href="Pictures/10000001000003A4000000E269D9C5BB8A549D27.png" xlink:type="simple" xlink:show="embed" xlink:actuate="onLoad" draw:mime-type="image/png"/></draw:frame><text:soft-page-break/></text:p>
      <text:p text:style-name="P1"><draw:frame draw:style-name="fr1" draw:name="Image30" text:anchor-type="char" svg:x="1.097cm" svg:y="0.233cm" svg:width="30.032cm" svg:height="3.641cm" draw:z-index="29"><draw:image xlink:href="Pictures/10000001000003A40000006001E13CA03DCC885A.png" xlink:type="simple" xlink:show="embed" xlink:actuate="onLoad" draw:mime-type="image/png"/></draw:frame></text:p>
      <text:p text:style-name="P1"><draw:frame draw:style-name="fr1" draw:name="Image31" text:anchor-type="char" svg:x="1.192cm" svg:y="0.219cm" svg:width="29.072cm" svg:height="7.751cm" draw:z-index="30"><draw:image xlink:href="Pictures/10000001000003A4000000E260539B8C57692FCF.png" xlink:type="simple" xlink:show="embed" xlink:actuate="onLoad" draw:mime-type="image/png"/></draw:frame></text:p>
      <text:p text:style-name="P1"><draw:frame draw:style-name="fr1" draw:name="Image32" text:anchor-type="char" svg:x="1.097cm" svg:y="-0.312cm" svg:width="29.168cm" svg:height="7.172cm" draw:z-index="31"><draw:image xlink:href="Pictures/10000001000003A4000000E29CB539145299A20A.png" xlink:type="simple" xlink:show="embed" xlink:actuate="onLoad" draw:mime-type="image/png"/></draw:frame></text:p>
      <text:p text:style-name="P1"><draw:frame draw:style-name="fr1" draw:name="Image29" text:anchor-type="char" svg:x="0.965cm" svg:y="-0.24cm" svg:width="29.3cm" svg:height="4.119cm" draw:z-index="28"><draw:image xlink:href="Pictures/10000001000003A40000006020D51CDB99EAAA42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6.241cm" fo:page-height="44.379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06:12.980139710</meta:creation-date>
    <dc:date>2023-12-26T23:03:52.210481749</dc:date>
    <meta:editing-duration>PT4M6S</meta:editing-duration>
    <meta:editing-cycles>1</meta:editing-cycles>
    <meta:document-statistic meta:table-count="0" meta:image-count="34" meta:object-count="0" meta:page-count="8" meta:paragraph-count="3" meta:word-count="3" meta:character-count="184" meta:non-whitespace-character-count="13"/>
    <meta:generator>LibreOffice/7.3.7.2$Linux_X86_64 LibreOffice_project/30$Build-2</meta:generator>
  </office:meta>
</office:document-meta>
</file>